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0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color="#00cc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7">#23</text:p>
      <text:section text:style-name="Sect1" text:name="セクション22">
        <text:p text:style-name="P5"/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<text:soft-page-break/>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<text:soft-page-break/>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oft-page-break/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>@@@</text:p>
        <text:p text:style-name="P5">//20200727_154823</text:p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oft-page-break/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><text:soft-page-break/></text:p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5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7">#23.5.1</text:p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5"/>
        <text:p text:style-name="P7">#23.5.2</text:p>
        <text:p text:style-name="P1"><text:s/>Of course,</text:p>
        <text:p text:style-name="P1"/>
        <text:p text:style-name="P1"><text:s/>inherent to every review,</text:p>
        <text:p text:style-name="P1"><text:soft-page-break/></text:p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7">#23.5.3</text:p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7">#23.6.1</text:p>
        <text:p text:style-name="P5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/>
        <text:p text:style-name="P7">#23.6.2</text:p>
        <text:p text:style-name="P5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%#<text:span text:style-name="T3">combinations with electrolysis</text:span>,</text:p>
        <text:p text:style-name="P1"/>
        <text:p text:style-name="P1"><text:s/>although even more challenging,</text:p>
        <text:p text:style-name="P1"><text:soft-page-break/></text:p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7">#23.7.1</text:p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%#<text:span text:style-name="T3">producing a wide variety of value-added chemicals and fuels</text:span>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<text:soft-page-break/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5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<text:soft-page-break/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><text:soft-page-break/></text:p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<text:soft-page-break/>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><text:soft-page-break/></text:p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<text:soft-page-break/>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oft-page-break/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8">keyword</text:p>
          </table:table-cell>
          <table:table-cell table:style-name="表1.D1" office:value-type="string">
            <text:p text:style-name="P9">青２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8">notice</text:p>
          </table:table-cell>
          <table:table-cell table:style-name="表1.D2" office:value-type="string">
            <text:p text:style-name="P9">緑４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8">location number</text:p>
          </table:table-cell>
          <table:table-cell table:style-name="表1.D2" office:value-type="string">
            <text:p text:style-name="P9">青２</text:p>
            <text:p text:style-name="P9">オレンジ<text:soft-page-break/>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8">$1$2\n\n</text:p>
          </table:table-cell>
          <table:table-cell table:style-name="表2.D1" office:value-type="string">
            <text:p text:style-name="P9"/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8">$1$2\n\n</text:p>
          </table:table-cell>
          <table:table-cell table:style-name="表2.D2" office:value-type="string">
            <text:p text:style-name="P9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7-27T16:40:17.24</dc:date>
    <dc:creator>iwabuchi ken</dc:creator>
    <meta:editing-duration>PT16H59M11S</meta:editing-duration>
    <meta:editing-cycles>148</meta:editing-cycles>
    <meta:generator>OpenOffice/4.1.3$Win32 OpenOffice.org_project/413m1$Build-9783</meta:generator>
    <meta:document-statistic meta:table-count="2" meta:image-count="0" meta:object-count="0" meta:page-count="16" meta:paragraph-count="379" meta:word-count="3046" meta:character-count="19783"/>
  </office:meta>
</office:document-meta>
</file>